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Bebas Neue Regular" svg:font-family="'Bebas Neue Regular'" style:font-family-generic="roman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Roboto Medium" svg:font-family="'Roboto Medium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Roboto Light" svg:font-family="'Roboto Light'" style:font-family-generic="system" style:font-pitch="variable"/>
    <style:font-face style:name="Roboto Medium1" svg:font-family="'Roboto Medium'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_20_1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чем нужен package.json</text:p>
      <text:p text:style-name="Standard">В этом уроке мы с вами разберем, зачем нужен package.json, когда вы используете в проекте <text:bookmark-start text:name="_GoBack"/>npm <text:bookmark-end text:name="_GoBack"/>пакеты. Это достаточно базовый вопрос, который до сих пор не все знают, но знать его нужно обязательно.</text:p>
      <text:p text:style-name="Standard">Какое же его основное назначение?</text:p>
      <text:p text:style-name="Standard">Представим ситуацию, когда мы разрабатываем проект, и установили несколько npm пакетов. Они лежат у нас в проекте в папке node_modules. У нас на машине все работает, но рано или поздно нам необходимо запустить проект на другой машине, либо дать другому разработчику. И мы пушим проект в git, но папку node_modules в git мы не заливаем, так как она большая и занимает много места. И на другой машине невозможно запустить проект, так как неизвестно какие пакеты из node мы использовали.</text:p>
      <text:p text:style-name="Standard"/>
      <text:p text:style-name="Standard">Для этого нам и нужен package.json. Он хранит список пакетов, необходимых для проекта с нужными версиями, и на другой машине мы можем легко установить все пакеты, которые указаны там с помощью команды</text:p>
      <text:p text:style-name="Standard"/>
      <text:p text:style-name="Standard">npm install</text:p>
      <text:p text:style-name="Standard">Давайте попробуем.</text:p>
      <text:p text:style-name="Standard"/>
      <text:p text:style-name="Standard">Итак у меня установлена node 8.5.0. И начиная создавать любой проект, в котором нам понадобятся node модули, нам понадобится package.json.</text:p>
      <text:p text:style-name="Standard"/>
      <text:p text:style-name="Standard">Если мы напишем в консоли</text:p>
      <text:p text:style-name="Standard"/>
      <text:p text:style-name="Standard">npm init</text:p>
      <text:p text:style-name="Standard">то это запустит процесс создания файла package.json. Мы можем просто понажиматься enter и файл создастся.</text:p>
      <text:p text:style-name="Standard"/>
      <text:p text:style-name="Standard">Если мы его откроем, то там указаны базовые данные: название проекта, автор версия и так далее. На данный момент нам это мало интересно.</text:p>
      <text:p text:style-name="Standard"/>
      <text:p text:style-name="Standard">Главное, что теперь устанавливая пакет он автоматически добавится в package.json.</text:p>
      <text:p text:style-name="Standard"/>
      <text:p text:style-name="Standard">Давайте установим например пакет express.</text:p>
      <text:p text:style-name="Standard"/>
      <text:p text:style-name="Standard">npm install express</text:p>
      <text:p text:style-name="Standard">Если мы посмотрим в package.json, то у нас появилась секция dependencies и там express последней версии. Также в node_modules у нас установился express и все его зависимости.</text:p>
      <text:p text:style-name="Standard"/>
      <text:p text:style-name="Standard">Теперь давайте установим парочку других пакетов, который нам могли бы понадобиться.</text:p>
      <text:p text:style-name="Standard"/>
      <text:p text:style-name="Standard">npm i ramda</text:p>
      <text:p text:style-name="Standard">npm i winston</text:p>
      <text:p text:style-name="Standard">Обратите внимание, что вы можете использовать i, вместо install, чтобы писать меньше.</text:p>
      <text:p text:style-name="Standard"/>
      <text:p text:style-name="Standard">Если мы посмотрим в package.json, то там появились наши пакеты.</text:p>
      <text:p text:style-name="Standard"/>
      <text:p text:style-name="Standard">Теперь представим, что мы склонировали наш проект из гита и в нем нет папки node_modules. Давайте удалим ее сейчас. Теперь для того, чтобы установить правильные пакеты нам достаточно написать</text:p>
      <text:p text:style-name="Standard"/>
      <text:p text:style-name="Standard">npm install</text:p>
      <text:p text:style-name="Standard"><text:soft-page-break/>и все пакеты установятся, соответственно версиям в package.json.</text:p>
      <text:p text:style-name="Standard">Также, не забывайте всегда добавлять папку node_modules в gitignore, когда пушите в git. Зачем это нужно?</text:p>
      <text:p text:style-name="Standard">Во первых, папка может весить гигабайты, а значит pull и push будут очень долго выполнятся. Во вторых, если кто-то добавляет или удаляет пакет, то будет менятся все дерево зависимостей и это все будет попадать в коммит и пулл реквест, тем самым усложняя понимание что происходит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Bebas Neue Regular" svg:font-family="'Bebas Neue Regular'" style:font-family-generic="roman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Roboto Medium" svg:font-family="'Roboto Medium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Condensed1" svg:font-family="'Roboto Condensed'" style:font-family-generic="system" style:font-pitch="variable"/>
    <style:font-face style:name="Roboto Light" svg:font-family="'Roboto Light'" style:font-family-generic="system" style:font-pitch="variable"/>
    <style:font-face style:name="Roboto Medium1" svg:font-family="'Roboto Medium'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_5f_HEAD_20_1" style:display-name="_HEAD 1" style:family="paragraph" style:parent-style-name="Standard" style:default-outline-level="">
      <style:paragraph-properties fo:margin-top="0.499cm" fo:margin-bottom="0.3cm" style:contextual-spacing="false" fo:text-align="center" style:justify-single-word="false"/>
      <style:text-properties fo:text-transform="uppercase" fo:color="#20435c" loext:opacity="100%" style:font-name="Bebas Neue Regular" fo:font-family="'Bebas Neue Regular'" style:font-family-generic="roman" style:font-pitch="variable" fo:font-size="18pt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>
      <style:paragraph-properties fo:margin-top="0cm" fo:margin-bottom="0.199cm" style:contextual-spacing="false" fo:text-align="justify" style:justify-single-word="false" fo:orphans="0" fo:widows="0" fo:hyphenation-ladder-count="no-limit" style:vertical-align="baseline" style:writing-mode="lr-tb"/>
      <style:text-properties style:font-name="Trebuchet MS" fo:font-family="'Trebuchet MS'" style:font-family-generic="roman" style:font-pitch="variable" fo:font-size="11pt" style:font-name-asian="Roboto1" style:font-family-asian="Roboto" style:font-family-generic-asian="system" style:font-pitch-asian="variable" style:font-size-asian="11pt" style:font-name-complex="Roboto1" style:font-family-complex="Roboto" style:font-family-generic-complex="system" style:font-pitch-complex="variable" fo:hyphenate="true" fo:hyphenation-remain-char-count="2" fo:hyphenation-push-char-count="2" loext:hyphenation-no-caps="false"/>
    </style:style>
    <style:style style:name="_5f_HEAD_20_2" style:display-name="_HEAD 2" style:family="paragraph" style:parent-style-name="_5f_HEAD_20_1" style:default-outline-level="">
      <style:text-properties fo:font-size="16pt" style:font-name-asian="Roboto Condensed1" style:font-family-asian="'Roboto Condensed'" style:font-family-generic-asian="system" style:font-pitch-asian="variable" style:font-size-asian="16pt" style:font-name-complex="Roboto Condensed1" style:font-family-complex="'Roboto Condensed'" style:font-family-generic-complex="system" style:font-pitch-complex="variable"/>
    </style:style>
    <style:style style:name="_5f_HEAD_20_3" style:display-name="_HEAD 3" style:family="paragraph" style:parent-style-name="_5f_HEAD_20_2" style:default-outline-level="">
      <style:paragraph-properties fo:margin-top="0.499cm" fo:margin-bottom="0.212cm" style:contextual-spacing="false"/>
      <style:text-properties fo:font-size="14pt" style:font-name-asian="Roboto Light" style:font-family-asian="'Roboto Light'" style:font-family-generic-asian="system" style:font-pitch-asian="variable" style:font-size-asian="14pt" style:font-name-complex="Roboto Light" style:font-family-complex="'Roboto Light'" style:font-family-generic-complex="system" style:font-pitch-complex="variable"/>
    </style:style>
    <style:style style:name="_5f_CODE" style:display-name="_CODE" style:family="paragraph" style:parent-style-name="Standard" style:default-outline-level="">
      <style:paragraph-properties fo:margin-left="0.101cm" fo:margin-right="0cm" fo:margin-top="0cm" fo:margin-bottom="0.212cm" style:contextual-spacing="true" fo:text-indent="0cm" style:auto-text-indent="false" fo:padding-left="0.141cm" fo:padding-right="0.141cm" fo:padding-top="0.035cm" fo:padding-bottom="0.035cm" fo:border="1.5pt solid #00b050" style:shadow="none"/>
      <style:text-properties fo:language="en" fo:country="US" style:font-name-asian="Roboto Condensed1" style:font-family-asian="'Roboto Condensed'" style:font-family-generic-asian="system" style:font-pitch-asian="variable" style:font-name-complex="Roboto Condensed1" style:font-family-complex="'Roboto Condensed'" style:font-family-generic-complex="system" style:font-pitch-complex="variable"/>
    </style:style>
    <style:style style:name="_5f_NOTE_20_END" style:display-name="_NOTE END" style:family="paragraph" style:parent-style-name="Standard" style:default-outline-level="">
      <style:paragraph-properties fo:margin-left="1.199cm" fo:margin-right="0cm" fo:margin-top="0cm" fo:margin-bottom="0.499cm" style:contextual-spacing="false" fo:text-align="justify" style:justify-single-word="false" fo:orphans="0" fo:widows="0" fo:text-indent="0cm" style:auto-text-indent="false" style:vertical-align="baseline"/>
      <style:text-properties style:font-name="Trebuchet MS" fo:font-family="'Trebuchet MS'" style:font-family-generic="roman" style:font-pitch="variable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 style:font-size-complex="12pt" style:language-complex="en" style:country-complex="US"/>
    </style:style>
    <style:style style:name="_5f_LIST" style:display-name="_LIST" style:family="paragraph" style:parent-style-name="Standard" style:default-outline-level="">
      <style:paragraph-properties fo:margin-top="0cm" fo:margin-bottom="0.199cm" style:contextual-spacing="true" fo:text-align="justify" style:justify-single-word="false" fo:orphans="0" fo:widows="0" style:vertical-align="baseline"/>
      <style:text-properties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 style:font-size-complex="12pt" style:language-complex="en" style:country-complex="US"/>
    </style:style>
    <style:style style:name="_5f_NOTE" style:display-name="_NOTE" style:family="paragraph" style:parent-style-name="_5f_NOTE_20_END" style:default-outline-level="">
      <style:paragraph-properties fo:margin-left="0cm" fo:margin-right="0cm" fo:margin-top="0.212cm" fo:margin-bottom="0.212cm" style:contextual-spacing="false" fo:text-indent="0cm" style:auto-text-indent="false" fo:padding="0.035cm" fo:border="1.5pt solid #00b0f0" style:shadow="none"/>
    </style:style>
    <style:style style:name="_5f_LISTING" style:display-name="_LISTING" style:family="paragraph" style:parent-style-name="Standard" style:default-outline-level="">
      <style:paragraph-properties fo:margin-top="0cm" fo:margin-bottom="0.199cm" style:contextual-spacing="false" fo:text-align="center" style:justify-single-word="false" fo:orphans="0" fo:widows="0" style:vertical-align="baseline"/>
      <style:text-properties style:font-name="Trebuchet MS" fo:font-family="'Trebuchet MS'" style:font-family-generic="roman" style:font-pitch="variable" style:font-name-asian="Roboto1" style:font-family-asian="Roboto" style:font-family-generic-asian="system" style:font-pitch-asian="variable" style:font-name-complex="Roboto1" style:font-family-complex="Roboto" style:font-family-generic-complex="system" style:font-pitch-complex="variable" style:font-size-complex="12pt" style:language-complex="en" style:country-complex="US"/>
    </style:style>
    <style:style style:name="_5f_SOFT" style:display-name="_SOFT" style:family="paragraph" style:parent-style-name="Standard" style:default-outline-level="">
      <loext:graphic-properties draw:fill="solid" draw:fill-color="#e9f0f8"/>
      <style:paragraph-properties fo:margin-top="0cm" fo:margin-bottom="0cm" style:contextual-spacing="false" fo:text-align="end" style:justify-single-word="false" fo:orphans="0" fo:widows="0" fo:hyphenation-ladder-count="no-limit" fo:background-color="#e9f0f8" style:vertical-align="baseline"/>
      <style:text-properties fo:color="#000000" loext:opacity="100%" style:font-name="Roboto Medium" fo:font-family="'Roboto Medium'" style:font-family-generic="roman" style:font-pitch="variable" style:font-name-asian="Roboto Medium1" style:font-family-asian="'Roboto Medium'" style:font-family-generic-asian="system" style:font-pitch-asian="variable" style:font-name-complex="Roboto Medium1" style:font-family-complex="'Roboto Medium'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_5f_NOTE_20_BEGIN" style:display-name="_NOTE BEGIN" style:family="paragraph" style:parent-style-name="_5f_NOTE_20_END" style:default-outline-level="">
      <style:paragraph-properties fo:margin-top="0.199cm" fo:margin-bottom="0cm" style:contextual-spacing="false" fo:padding="0.035cm" fo:border="1.5pt solid #ff3333" style:shadow="non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HEAD_20_4" style:display-name="_HEAD 4" style:family="paragraph" style:parent-style-name="_5f_HEAD_20_3" style:default-outline-level="">
      <style:text-properties fo:font-size="12pt" style:font-size-asian="12pt"/>
    </style:style>
    <style:style style:name="Default_20_Paragraph_20_Font" style:display-name="Default Paragraph Font" style:family="text"/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F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F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dc:creator>Валерий Климов</dc:creator>
    <meta:editing-cycles>101</meta:editing-cycles>
    <meta:print-date>1970-01-01T03:00:00</meta:print-date>
    <meta:creation-date>2019-07-03T13:26:00</meta:creation-date>
    <dc:date>2020-09-15T18:52:00</dc:date>
    <meta:editing-duration>P6DT14H11M</meta:editing-duration>
    <meta:generator>LibreOffice/7.0.1.2$Windows_X86_64 LibreOffice_project/7cbcfc562f6eb6708b5ff7d7397325de9e764452</meta:generator>
    <meta:document-statistic meta:table-count="0" meta:image-count="0" meta:object-count="0" meta:page-count="2" meta:paragraph-count="26" meta:word-count="405" meta:character-count="2599" meta:non-whitespace-character-count="2220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